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570000009440D085AC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0.395cm" fo:margin-left="7.251cm" table:align="left" style:writing-mode="lr-tb"/>
    </style:style>
    <style:style style:name="Tabella1.A" style:family="table-column">
      <style:table-column-properties style:column-width="10.395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a2" style:family="table">
      <style:table-properties style:width="17.069cm" table:align="left" style:writing-mode="lr-tb"/>
    </style:style>
    <style:style style:name="Tabella2.A" style:family="table-column">
      <style:table-column-properties style:column-width="8.53cm"/>
    </style:style>
    <style:style style:name="Tabella2.B" style:family="table-column">
      <style:table-column-properties style:column-width="8.539cm"/>
    </style:style>
    <style:style style:name="Tabella2.1" style:family="table-row">
      <style:table-row-properties style:min-row-height="0.041cm" fo:keep-together="auto"/>
    </style:style>
    <style:style style:name="Tabella2.A1" style:family="table-cell">
      <style:table-cell-properties style:vertical-align="top" fo:background-color="#ffffff" fo:padding-left="0.097cm" fo:padding-right="0.097cm" fo:padding-top="0cm" fo:padding-bottom="0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ella2.B1" style:family="table-cell">
      <style:table-cell-properties style:vertical-align="top" fo:background-color="#ffffff" fo:padding-left="0.097cm" fo:padding-right="0.097cm" fo:padding-top="0cm" fo:padding-bottom="0cm" fo:border="0.25pt solid #000000" style:writing-mode="lr-tb">
        <style:background-image/>
      </style:table-cell-properties>
    </style:style>
    <style:style style:name="Tabella3" style:family="table">
      <style:table-properties style:width="17.268cm" fo:margin-left="-0.104cm" table:align="left" style:writing-mode="lr-tb"/>
    </style:style>
    <style:style style:name="Tabella3.A" style:family="table-column">
      <style:table-column-properties style:column-width="7.355cm"/>
    </style:style>
    <style:style style:name="Tabella3.B" style:family="table-column">
      <style:table-column-properties style:column-width="9.913cm"/>
    </style:style>
    <style:style style:name="Tabella3.1" style:family="table-row">
      <style:table-row-properties style:min-row-height="0.041cm" fo:keep-together="auto"/>
    </style:style>
    <style:style style:name="Tabella3.A1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la3.B1" style:family="table-cell">
      <style:table-cell-properties style:vertical-align="top" fo:background-color="#ffffff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ella3.A2" style:family="table-cell">
      <style:table-cell-properties style:vertical-align="top" fo:background-color="#ffffff" fo:padding-left="0.191cm" fo:padding-right="0.191cm" fo:padding-top="0cm" fo:padding-bottom="0cm" fo:border-left="0.5pt solid #000000" fo:border-right="none" fo:border-top="0.25pt solid #000000" fo:border-bottom="0.5pt solid #000000" style:writing-mode="lr-tb">
        <style:background-image/>
      </style:table-cell-properties>
    </style:style>
    <style:style style:name="Tabella3.B2" style:family="table-cell">
      <style:table-cell-properties style:vertical-align="top" fo:background-color="#ffffff" fo:padding-left="0.191cm" fo:padding-right="0.191cm" fo:padding-top="0cm" fo:padding-bottom="0cm" fo:border-left="0.5pt solid #000000" fo:border-right="0.5pt solid #000000" fo:border-top="0.25pt solid #000000" fo:border-bottom="0.5pt solid #000000" style:writing-mode="lr-tb">
        <style:background-image/>
      </style:table-cell-properties>
    </style:style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fo:text-align="start" style:justify-single-word="false" style:text-autospace="none"/>
      <style:text-properties style:font-name="Verdana" fo:font-size="8pt" fo:language="none" fo:country="none" style:font-size-asian="8pt" style:font-name-complex="Verdana" style:font-size-complex="8pt"/>
    </style:style>
    <style:style style:name="P3" style:family="paragraph" style:parent-style-name="Standard">
      <style:paragraph-properties fo:text-align="start" style:justify-single-word="false" style:text-autospace="none"/>
      <style:text-properties style:font-name="Verdana" fo:font-size="8pt" fo:language="none" fo:country="none" officeooo:paragraph-rsid="00078d0c" style:font-size-asian="8pt" style:font-name-complex="Verdana" style:font-size-complex="8pt"/>
    </style:style>
    <style:style style:name="P4" style:family="paragraph" style:parent-style-name="Standard">
      <style:paragraph-properties style:text-autospace="none"/>
      <style:text-properties style:font-name="Verdana" fo:font-size="8pt" fo:language="none" fo:country="none" style:font-size-asian="8pt" style:font-name-complex="Verdana" style:font-size-complex="8pt"/>
    </style:style>
    <style:style style:name="P5" style:family="paragraph" style:parent-style-name="Standard">
      <style:paragraph-properties fo:text-align="center" style:justify-single-word="false" style:text-autospace="none"/>
      <style:text-properties style:font-name="Verdana" fo:font-size="8pt" fo:language="none" fo:country="none" style:font-size-asian="8pt" style:font-name-complex="Verdana" style:font-size-complex="8pt"/>
    </style:style>
    <style:style style:name="P6" style:family="paragraph" style:parent-style-name="Standard">
      <style:paragraph-properties fo:text-align="start" style:justify-single-word="false" style:text-autospace="none"/>
      <style:text-properties fo:language="none" fo:country="none" style:font-name-complex="Calibri"/>
    </style:style>
    <style:style style:name="P7" style:family="paragraph" style:parent-style-name="Standard">
      <style:paragraph-properties style:text-autospace="none"/>
      <style:text-properties fo:language="none" fo:country="none" style:font-name-complex="Calibri"/>
    </style:style>
    <style:style style:name="P8" style:family="paragraph" style:parent-style-name="Standard">
      <style:paragraph-properties style:text-autospace="none">
        <style:tab-stops>
          <style:tab-stop style:position="1.27cm"/>
        </style:tab-stops>
      </style:paragraph-properties>
      <style:text-properties fo:language="none" fo:country="none" style:font-name-complex="Calibri"/>
    </style:style>
    <style:style style:name="P9" style:family="paragraph" style:parent-style-name="Standard">
      <style:paragraph-properties fo:margin-top="0cm" fo:margin-bottom="0.212cm" style:contextual-spacing="false" style:text-autospace="none"/>
      <style:text-properties style:font-name="Verdana" fo:font-size="8pt" fo:language="none" fo:country="none" style:font-size-asian="8pt" style:font-name-complex="Verdana" style:font-size-complex="8pt"/>
    </style:style>
    <style:style style:name="P10" style:family="paragraph" style:parent-style-name="Standard">
      <style:paragraph-properties fo:margin-top="0cm" fo:margin-bottom="0.212cm" style:contextual-spacing="false" style:text-autospace="none"/>
      <style:text-properties fo:language="none" fo:country="none" style:font-name-complex="Calibri"/>
    </style:style>
    <style:style style:name="P11" style:family="paragraph" style:parent-style-name="Standard" style:master-page-name="Standard">
      <style:paragraph-properties fo:text-align="start" style:justify-single-word="false" style:page-number="auto" style:text-autospace="none"/>
      <style:text-properties style:font-name="Verdana" fo:font-size="8pt" fo:language="none" fo:country="none" style:font-size-asian="8pt" style:font-name-complex="Verdana" style:font-size-complex="8pt"/>
    </style:style>
    <style:style style:name="P12" style:family="paragraph" style:parent-style-name="Standard" style:list-style-name="L1">
      <style:paragraph-properties style:text-autospace="none">
        <style:tab-stops>
          <style:tab-stop style:position="1.27cm"/>
        </style:tab-stops>
      </style:paragraph-properties>
      <style:text-properties style:font-name="Verdana" fo:font-size="8pt" fo:language="none" fo:country="none" style:font-size-asian="8pt" style:font-name-complex="Verdana" style:font-size-complex="8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officeooo:paragraph-rsid="0008e159" style:font-size-asian="16pt" style:font-style-asian="italic" style:font-weight-asian="normal" style:font-size-complex="16pt" style:font-style-complex="italic" style:font-weight-complex="normal"/>
    </style:style>
    <style:style style:name="P1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officeooo:paragraph-rsid="0008e159" style:font-size-asian="16pt" style:font-style-asian="italic" style:font-weight-asian="normal" style:font-size-complex="16pt" style:font-style-complex="italic" style:font-weight-complex="normal"/>
    </style:style>
    <style:style style:name="P15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officeooo:paragraph-rsid="0008e159" style:font-size-asian="12pt" style:font-style-asian="italic" style:font-weight-asian="normal" style:font-size-complex="12pt" style:font-style-complex="italic" style:font-weight-complex="normal"/>
    </style:style>
    <style:style style:name="P16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officeooo:rsid="0008e159" officeooo:paragraph-rsid="0008e159" style:font-size-asian="12pt" style:font-style-asian="italic" style:font-weight-asian="normal" style:font-size-complex="12pt" style:font-style-complex="italic" style:font-weight-complex="normal"/>
    </style:style>
    <style:style style:name="P17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officeooo:paragraph-rsid="0008e159" style:font-size-asian="22pt" style:font-weight-asian="bold" style:font-size-complex="22pt" style:font-weight-complex="bold"/>
    </style:style>
    <style:style style:name="T1" style:family="text">
      <style:text-properties style:font-name-asian="Verdana"/>
    </style:style>
    <style:style style:name="T2" style:family="text">
      <style:text-properties style:font-name="Verdana" fo:font-size="8pt" fo:language="none" fo:country="none" style:font-size-asian="8pt" style:font-name-complex="Verdana" style:font-size-complex="8pt"/>
    </style:style>
    <style:style style:name="T3" style:family="text">
      <style:text-properties style:font-name="Verdana" fo:font-size="8pt" fo:language="none" fo:country="none" fo:font-style="italic" style:font-size-asian="8pt" style:font-style-asian="italic" style:font-name-complex="Verdana" style:font-size-complex="8pt" style:font-style-complex="italic"/>
    </style:style>
    <style:style style:name="T4" style:family="text">
      <style:text-properties officeooo:rsid="0008e159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bullet text:level="1" text:style-name="WW8NumSt1z0" style:num-suffix=".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rot. n. </text:p>
      <text:p text:style-name="P2">Rif. Prot. </text:p>
      <text:p text:style-name="P2">Savona, [data]</text:p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3">Spett.le ditta</text:p>
            <text:p text:style-name="P3">[richiedenti.nominativo;block=tbs:row]</text:p>
            <text:p text:style-name="P3">[richiedenti.indirizzo]</text:p>
            <text:p text:style-name="P3">[richiedenti.cap] [richiedenti.comune] ([richiedenti.prov])</text:p>
            <text:p text:style-name="P3">in qualità di [richiedenti.titolo]</text:p>
            <text:p text:style-name="P3">della [richiedenti.ragsoc]</text:p>
            <text:p text:style-name="P3">[richiedenti.sede]</text:p>
            <text:p text:style-name="P3">[richiedenti.capd] [richiedenti.comuned] [richiedenti.provd]</text:p>
            <text:p text:style-name="P3">[richiedenti.pec]</text:p>
            <text:p text:style-name="P2"/>
          </table:table-cell>
        </table:table-row>
      </table:table>
      <text:p text:style-name="P2"/>
      <text:p text:style-name="P6"/>
      <text:p text:style-name="P2"><text:tab/><text:tab/></text:p>
      <text:p text:style-name="P4">Oggetto: [oggetto]</text:p>
      <text:p text:style-name="P4">Avvio del procedimento <text:s/>(art. 7 e 8, L. 241/1990).</text:p>
      <text:p text:style-name="P7"/>
      <text:p text:style-name="P9"><text:span text:style-name="T1"><text:s text:c="9"/></text:span><text:tab/> Ai sensi e per gli effetti di cui agli articoli 7 e 8 della legge 241/1990, si comunica che il procedimento relativo all'istanza di cui all'oggetto, è stato assegnato al Servizio Commercio e Farmacie – Sportello Unico delle Attività Produttive, sito in Via Manzoni 5.</text:p>
      <text:p text:style-name="P9"><text:tab/>La responsabilità dell’istruttoria è stata affidata alla signora Iosé Angela Saccone (tel. 019 8310305), alla quale la S.V. potrà rivolgersi per avere notizie o per prendere visione degli atti che riguardano il procedimento in oggetto.</text:p>
      <text:p text:style-name="P9"><text:span text:style-name="T1"><text:s text:c="10"/></text:span>In caso di assenza o impedimento del responsabile di cui sopra, la S.V. potrà rivolgersi alla signora Gabriella Cavallo (tel. 019 8310384).</text:p>
      <text:p text:style-name="P4"><text:tab/>Si comunica che con deliberazione di Giunta Comunale n. 73 del 31 marzo 2015 è stata determinata l'entità dei contributi dovuti dagli utenti in applicazione della Legge 449/1997; pertanto ai fini della procedibilità della pratica, si invita codesta Società a provvedere al versamento di Euro __________ entro 10 (dieci) giorni dal ricevimento della presente, indicando quale causale “________________ – SUAP”. La ricevuta dell'effettuato versamento dovrà essere presentata all'Ufficio scrivente, facendo riferimento ai recapiti in calce alla presente.</text:p>
      <text:p text:style-name="P7"/>
      <text:p text:style-name="P9"><text:tab/>La somma di cui sopra potrà essere versata con le seguenti modalità:</text:p>
      <text:list xml:id="list3868720926574332267" text:style-name="L1">
        <text:list-item>
          <text:p text:style-name="P12">Bonifico Bancario presso Cassa di Risparmio di Savona</text:p>
        </text:list-item>
      </text:list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4">CONTO CORRENTE N. <text:s/>2597290</text:p>
          </table:table-cell>
          <table:table-cell table:style-name="Tabella2.B1" office:value-type="string">
            <text:p text:style-name="P4">Cassa di Risparmio Savona</text:p>
          </table:table-cell>
        </table:table-row>
        <table:table-row table:style-name="Tabella2.1">
          <table:table-cell table:style-name="Tabella2.A1" office:value-type="string">
            <text:p text:style-name="P4">Codice IBAN</text:p>
          </table:table-cell>
          <table:table-cell table:style-name="Tabella2.B1" office:value-type="string">
            <text:p text:style-name="P2">IT74O0631010600000002597290</text:p>
          </table:table-cell>
        </table:table-row>
      </table:table>
      <text:p text:style-name="P8"/>
      <text:list xml:id="list144102576151684" text:continue-numbering="true" text:style-name="L1">
        <text:list-item>
          <text:p text:style-name="P12">Versamento su Conto Corrente Postale</text:p>
        </text:list-item>
      </text:list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5">CONTO CORRENTE POSTALE N.</text:p>
          </table:table-cell>
          <table:table-cell table:style-name="Tabella3.B1" office:value-type="string">
            <text:p text:style-name="P5">INTESTATO</text:p>
          </table:table-cell>
        </table:table-row>
        <table:table-row table:style-name="Tabella3.1">
          <table:table-cell table:style-name="Tabella3.A2" office:value-type="string">
            <text:p text:style-name="P5">13298179</text:p>
          </table:table-cell>
          <table:table-cell table:style-name="Tabella3.B2" office:value-type="string">
            <text:p text:style-name="P4">Comune di Savona Servizio Tesoreria</text:p>
          </table:table-cell>
        </table:table-row>
      </table:table>
      <text:p text:style-name="P9"><text:tab/></text:p>
      <text:p text:style-name="P9"><text:tab/>Si informa che la pratica in oggetto è stata trasmessa al Settore Pianificazione Territoriale per gli aspetti di competenza.</text:p>
      <text:p text:style-name="P9"><text:tab/>Sarà cura di questo Ufficio SUAP chiedere integrazioni, specifiche e/o ogni altra informazione utile per l'istruttoria e la definizione della pratica.</text:p>
      <text:p text:style-name="P4"><text:tab/>Distinti saluti.</text:p>
      <text:p text:style-name="P4"><text:tab/><text:tab/><text:tab/><text:tab/><text:tab/><text:tab/><text:tab/><text:tab/>IL RESPONSABILE SUAP</text:p>
      <text:p text:style-name="P1"><text:span text:style-name="T2"><text:tab/><text:tab/><text:tab/><text:tab/><text:tab/><text:tab/><text:tab/><text:tab/> <text:s text:c="2"/></text:span><text:span text:style-name="T3">Iosé Angela Saccone</text:span></text:p>
      <text:p text:style-name="P10"/>
      <text:p text:style-name="P4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style:writing-mode="lr-tb"/>
      <style:text-properties style:use-window-font-color="true" style:font-name="Calibri" fo:font-family="Calibri" style:font-family-generic="swiss" style:font-pitch="variable" fo:font-size="11pt" fo:language="it" fo:country="I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WW8Num1z0" style:family="text"/>
    <style:style style:name="WW8NumSt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Car._20_predefinito_20_paragrafo" style:display-name="Car.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officeooo:paragraph-rsid="0008e159" style:font-size-asian="22pt" style:font-weight-asian="bold" style:font-size-complex="22pt" style:font-weight-complex="bold"/>
    </style:style>
    <style:style style:name="MP2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6pt" fo:font-style="italic" fo:font-weight="normal" officeooo:paragraph-rsid="0008e159" style:font-size-asian="16pt" style:font-style-asian="italic" style:font-weight-asian="normal" style:font-size-complex="16pt" style:font-style-complex="italic" style:font-weight-complex="normal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officeooo:paragraph-rsid="0008e159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2pt" fo:font-style="italic" fo:font-weight="normal" officeooo:rsid="0008e159" officeooo:paragraph-rsid="0008e159" style:font-size-asian="12pt" style:font-style-asian="italic" style:font-weight-asian="normal" style:font-size-complex="12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officeooo:paragraph-rsid="0008e159" style:font-size-asian="16pt" style:font-style-asian="italic" style:font-weight-asian="normal" style:font-size-complex="16pt" style:font-style-complex="italic" style:font-weight-complex="normal"/>
    </style:style>
    <style:style style:name="MT1" style:family="text">
      <style:text-properties officeooo:rsid="0008e159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101cm" fo:margin-bottom="1.199cm" fo:margin-left="2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i2" text:anchor-type="paragraph" svg:x="0.289cm" svg:y="0.21cm" svg:width="1.7cm" svg:height="2.57cm" draw:z-index="0"><draw:image xlink:href="Pictures/10000000000000570000009440D085AC.jpg" xlink:type="simple" xlink:show="embed" xlink:actuate="onLoad"/></draw:frame>Comune di Savona</text:p>
        <text:p text:style-name="MP2">Settore <text:span text:style-name="MT1">Politiche Culturali, Turistiche e del Commercio</text:span></text:p>
        <text:p text:style-name="MP3">S<text:span text:style-name="MT1">ervizio Commercio e Farmacie</text:span></text:p>
        <text:p text:style-name="MP4">Sportello Unico delle Attività Produttive</text:p>
        <text:p text:style-name="MP5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</meta:initial-creator>
    <meta:creation-date>2015-10-27T11:50:00</meta:creation-date>
    <dc:date>2015-10-27T14:41:02.431000000</dc:date>
    <meta:editing-cycles>6</meta:editing-cycles>
    <meta:editing-duration>PT8M24S</meta:editing-duration>
    <meta:generator>LibreOffice/4.1.4.2$Windows_x86 LibreOffice_project/0a0440ccc0227ad9829de5f46be37cfb6edcf72</meta:generator>
    <meta:document-statistic meta:table-count="3" meta:image-count="1" meta:object-count="0" meta:page-count="1" meta:paragraph-count="40" meta:word-count="328" meta:character-count="2427" meta:non-whitespace-character-count="2084"/>
  </office:meta>
</office:document-meta>
</file>